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 Ciebie Panie</text:span><text:span text:style-name="T1"><text:line-break/></text:span><text:span text:style-name="T1">Woła dusza moja,</text:span><text:span text:style-name="T1"><text:line-break/></text:span><text:span text:style-name="T1">tęskni ciało me.</text:span><text:span text:style-name="T1"><text:line-break/></text:span><text:span text:style-name="T1">Gdy nie ma Cię,</text:span><text:span text:style-name="T1"><text:line-break/></text:span><text:span text:style-name="T1">moje serce ogarnia lęk,</text:span><text:span text:style-name="T1"><text:line-break/></text:span><text:span text:style-name="T1">Przyjdź dotknij mnie,</text:span><text:span text:style-name="T1"><text:line-break/></text:span><text:span text:style-name="T1">rozraduj mnie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Jezu,</text:span><text:span text:style-name="T1"><text:line-break/></text:span><text:span text:style-name="T1">pragnę blisko</text:span><text:span text:style-name="T1"><text:line-break/></text:span><text:span text:style-name="T1">Ciebie być</text:span><text:span text:style-name="T1"><text:line-break/></text:span><text:span text:style-name="T1">Jezu,</text:span><text:span text:style-name="T1"><text:line-break/></text:span><text:span text:style-name="T1">w Twych ramionach</text:span><text:span text:style-name="T1"><text:line-break/></text:span><text:span text:style-name="T1">się skry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Słodycz Twą</text:span><text:span text:style-name="T1"><text:line-break/></text:span><text:span text:style-name="T1">poznawać co dnia,</text:span><text:span text:style-name="T1"><text:line-break/></text:span><text:span text:style-name="T1">Przy sercu Twym</text:span><text:span text:style-name="T1"><text:line-break/></text:span><text:span text:style-name="T1">trwać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3T23:17:20</meta:creation-date>
    <dc:date>2013-05-14T18:54:06.40</dc:date>
    <dc:language>pl-PL</dc:language>
    <meta:editing-cycles>5</meta:editing-cycles>
    <meta:editing-duration>PT8M2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